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0e19e3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parallel" style:wrap-contour="false" svg:y="-12.38mm"/>
    </style:style>
    <style:style style:family="graphic" style:name="aaa9c8a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parallel" style:wrap-contour="false" svg:y="0.32mm"/>
    </style:style>
    <style:style style:family="paragraph" style:name="a055dc8" style:parent-style-name="Standard">
      <style:text-properties fo:country="US" fo:font-weight="bold" fo:language="en" style:font-weight-asian="bold" style:font-weight-complex="bold"/>
    </style:style>
    <style:style style:family="text" style:name="afd6751">
      <style:text-properties fo:font-size="9.0pt" style:font-size-asian="9.0pt"/>
    </style:style>
    <style:style style:family="text" style:name="ab3ad64">
      <style:text-properties fo:font-size="9.0pt" style:font-name="Wingdings 2" style:font-name-complex="Wingdings 2" style:font-size-asian="9.0pt"/>
    </style:style>
    <style:style style:family="text" style:name="ae2f6c3">
      <style:text-properties fo:font-size="9.0pt" style:font-size-asian="9.0pt"/>
    </style:style>
    <style:style style:family="text" style:name="abf364d">
      <style:text-properties fo:font-size="9.0pt" style:font-name="Wingdings 2" style:font-name-complex="Wingdings 2" style:font-size-asian="9.0pt"/>
    </style:style>
    <style:style style:family="text" style:name="a753cec">
      <style:text-properties fo:font-size="9.0pt" style:font-size-asian="9.0pt"/>
    </style:style>
    <style:style style:family="text" style:name="a0883da">
      <style:text-properties fo:font-size="9.0pt" style:font-name="Wingdings 2" style:font-name-complex="Wingdings 2" style:font-size-asian="9.0pt"/>
    </style:style>
    <style:style style:family="text" style:name="ac8ac00">
      <style:text-properties fo:font-size="9.0pt" style:font-size-asian="9.0pt"/>
    </style:style>
    <style:style style:family="text" style:name="a28fa2c">
      <style:text-properties fo:font-size="9.0pt" style:font-name="Wingdings 2" style:font-name-complex="Wingdings 2" style:font-size-asian="9.0pt"/>
    </style:style>
    <style:style style:family="text" style:name="afa8b47">
      <style:text-properties fo:font-size="9.0pt" style:font-size-asian="9.0pt"/>
    </style:style>
    <style:style style:family="text" style:name="ad7f5d0">
      <style:text-properties fo:font-size="9.0pt" style:font-name="Wingdings 2" style:font-name-complex="Wingdings 2" style:font-size-asian="9.0pt"/>
    </style:style>
    <style:style style:family="text" style:name="a2f833a">
      <style:text-properties fo:font-size="9.0pt" style:font-size-asian="9.0pt"/>
    </style:style>
    <style:style style:family="paragraph" style:name="a649dff" style:parent-style-name="Standard">
      <style:text-properties fo:font-size="9.0pt" style:font-size-asian="9.0pt"/>
    </style:style>
    <style:style style:family="paragraph" style:name="a20c01c" style:parent-style-name="Standard">
      <style:text-properties fo:font-size="9.0pt" style:font-size-asian="9.0pt"/>
    </style:style>
    <style:style style:family="text" style:name="a912d02">
      <style:text-properties fo:font-size="9.0pt" style:font-size-asian="9.0pt"/>
    </style:style>
    <style:style style:family="text" style:name="a8feda8">
      <style:text-properties fo:font-size="9.0pt" style:font-size-asian="9.0pt"/>
    </style:style>
    <style:style style:family="graphic" style:name="a065365" style:parent-style-name="Frame">
      <style:graphic-properties fo:background-color="#ffffff" fo:border-bottom="0.26mm solid #000000" fo:border-left="0.26mm solid #000000" fo:border-right="0.26mm solid #000000" fo:border-top="0.26mm solid #000000" fo:margin-left="3.19mm" fo:margin-right="3.19mm" fo:padding-bottom="1.27mm" fo:padding-left="2.54mm" fo:padding-right="2.54mm" fo:padding-top="1.27mm" style:horizontal-pos="from-left" style:horizontal-rel="paragraph" style:vertical-pos="from-top" style:vertical-rel="paragraph" style:wrap="parallel" style:wrap-contour="false" svg:x="-0.12mm" svg:y="8.45mm"/>
    </style:style>
    <style:style style:family="graphic" style:name="a487d8d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parallel" style:wrap-contour="false" svg:y="21.27mm"/>
    </style:style>
    <style:style style:family="paragraph" style:name="a2fa7d8" style:parent-style-name="Standard">
      <style:text-properties fo:font-weight="bold" style:font-weight-asian="bold" style:font-weight-complex="bold"/>
    </style:style>
    <style:style style:family="text" style:name="aca65d1">
      <style:text-properties fo:font-weight="bold" style:font-weight-asian="bold" style:font-weight-complex="bold"/>
    </style:style>
    <style:style style:family="text" style:name="aae0ef1">
      <style:text-properties fo:country="US" fo:font-weight="bold" fo:language="en" style:font-weight-asian="bold" style:font-weight-complex="bold"/>
    </style:style>
    <style:style style:family="text" style:name="a370b63">
      <style:text-properties fo:font-size="8.0pt" style:font-size-asian="8.0pt"/>
    </style:style>
    <style:style style:family="paragraph" style:list-style-name="WW8Num7" style:name="a27eb47" style:parent-style-name="Standard">
      <style:paragraph-properties/>
      <style:text-properties/>
    </style:style>
    <style:style style:family="paragraph" style:list-style-name="WW8Num7" style:name="a07a066" style:parent-style-name="Standard">
      <style:paragraph-properties/>
      <style:text-properties fo:font-size="8.0pt" style:font-size-asian="8.0pt"/>
    </style:style>
    <style:style style:family="text" style:name="a41f770">
      <style:text-properties fo:font-size="8.0pt" style:font-size-asian="8.0pt"/>
    </style:style>
    <style:style style:family="paragraph" style:list-style-name="WW8Num18" style:name="aac1d09" style:parent-style-name="Standard">
      <style:paragraph-properties/>
      <style:text-properties fo:font-size="8.0pt" style:font-size-asian="8.0pt"/>
    </style:style>
    <style:style style:family="paragraph" style:list-style-name="WW8Num18" style:name="a0c28fb" style:parent-style-name="Standard">
      <style:paragraph-properties/>
      <style:text-properties fo:font-size="8.0pt" style:font-size-asian="8.0pt"/>
    </style:style>
    <style:style style:family="text" style:name="ab664ed">
      <style:text-properties fo:font-size="8.0pt" style:font-size-asian="8.0pt"/>
    </style:style>
    <style:style style:family="paragraph" style:list-style-name="WW8Num18" style:name="a6d2471" style:parent-style-name="Standard">
      <style:paragraph-properties/>
      <style:text-properties/>
    </style:style>
    <style:style style:family="graphic" style:name="a35626c" style:parent-style-name="Frame">
      <style:graphic-properties fo:background-color="#ffffff" fo:border-bottom="0.26mm solid #000000" fo:border-left="0.26mm solid #000000" fo:border-right="0.26mm solid #000000" fo:border-top="0.26mm solid #000000" fo:margin-left="3.19mm" fo:margin-right="3.19mm" fo:padding-bottom="1.27mm" fo:padding-left="2.54mm" fo:padding-right="2.54mm" fo:padding-top="1.27mm" style:horizontal-pos="from-left" style:horizontal-rel="paragraph" style:vertical-pos="from-top" style:vertical-rel="paragraph" style:wrap="parallel" style:wrap-contour="false" svg:x="119.26mm" svg:y="-0.12mm"/>
    </style:style>
    <style:style style:family="paragraph" style:name="ac1dfcf" style:parent-style-name="Standard">
      <style:paragraph-properties fo:break-before="page"/>
      <style:text-properties/>
    </style:style>
    <text:list-style style:name="WW8Num11">
      <text:list-level-style-number style:num-format="1" text:display-levels="1" text:level="1" text:start-value="2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0.58mm" fo:text-indent="-6.35mm" text:label-followed-by="listtab" text:list-tab-stop-position="10.58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21.17mm" fo:text-indent="-12.7mm" text:label-followed-by="listtab" text:list-tab-stop-position="21.17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25.4mm" fo:text-indent="-12.7mm" text:label-followed-by="listtab" text:list-tab-stop-position="25.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29.63mm" fo:text-indent="-12.7mm" text:label-followed-by="listtab" text:list-tab-stop-position="29.63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40.22mm" fo:text-indent="-19.05mm" text:label-followed-by="listtab" text:list-tab-stop-position="40.2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44.45mm" fo:text-indent="-19.05mm" text:label-followed-by="listtab" text:list-tab-stop-position="44.45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55.03mm" fo:text-indent="-25.4mm" text:label-followed-by="listtab" text:list-tab-stop-position="55.03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59.27mm" fo:text-indent="-25.4mm" text:label-followed-by="listtab" text:list-tab-stop-position="59.27mm"/>
        </style:list-level-properties>
      </text:list-level-style-number>
    </text:list-style>
    <text:list-style style:name="WW8Num12">
      <text:list-level-style-number style:num-format="1" text:display-levels="1" text:level="1">
        <style:list-level-properties text:list-level-position-and-space-mode="label-alignment">
          <style:list-level-label-alignment fo:margin-left="6.88mm" fo:text-indent="-6.88mm" text:label-followed-by="listtab" text:list-tab-stop-position="6.88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22.23mm" fo:text-indent="-15.35mm" text:label-followed-by="listtab" text:list-tab-stop-position="22.23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29.1mm" fo:text-indent="-15.35mm" text:label-followed-by="listtab" text:list-tab-stop-position="29.1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5.98mm" fo:text-indent="-15.35mm" text:label-followed-by="listtab" text:list-tab-stop-position="35.98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6.57mm" fo:text-indent="-19.05mm" text:label-followed-by="listtab" text:list-tab-stop-position="46.57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3.45mm" fo:text-indent="-19.05mm" text:label-followed-by="listtab" text:list-tab-stop-position="53.45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25.4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73.55mm" fo:text-indent="-25.4mm" text:label-followed-by="listtab" text:list-tab-stop-position="73.55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0.43mm" fo:text-indent="-25.4mm" text:label-followed-by="listtab" text:list-tab-stop-position="80.43mm"/>
        </style:list-level-properties>
      </text:list-level-style-number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5">
      <text:list-level-style-number style:num-format="1" text:display-levels="1" text:level="1" text:start-value="4">
        <style:list-level-properties text:list-level-position-and-space-mode="label-alignment">
          <style:list-level-label-alignment fo:margin-left="14.82mm" fo:text-indent="-14.82mm" text:label-followed-by="listtab" text:list-tab-stop-position="14.82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22.75mm" fo:text-indent="-14.82mm" text:label-followed-by="listtab" text:list-tab-stop-position="22.75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30.69mm" fo:text-indent="-14.82mm" text:label-followed-by="listtab" text:list-tab-stop-position="30.69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8.63mm" fo:text-indent="-14.82mm" text:label-followed-by="listtab" text:list-tab-stop-position="38.63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6.57mm" fo:text-indent="-14.82mm" text:label-followed-by="listtab" text:list-tab-stop-position="46.57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8.74mm" fo:text-indent="-19.05mm" text:label-followed-by="listtab" text:list-tab-stop-position="58.74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19.05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80.96mm" fo:text-indent="-25.4mm" text:label-followed-by="listtab" text:list-tab-stop-position="80.96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8.9mm" fo:text-indent="-25.4mm" text:label-followed-by="listtab" text:list-tab-stop-position="88.9mm"/>
        </style:list-level-properties>
      </text:list-level-style-number>
    </text:list-style>
    <text:list-style style:name="WW8Num4">
      <text:list-level-style-number style:num-format="1" text:display-levels="1" text:level="1" text:start-value="7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text:display-levels="2" text:level="2" text:start-value="2">
        <style:list-level-properties text:list-level-position-and-space-mode="label-alignment">
          <style:list-level-label-alignment fo:margin-left="14.29mm" fo:text-indent="-6.35mm" text:label-followed-by="listtab" text:list-tab-stop-position="14.2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28.58mm" fo:text-indent="-12.7mm" text:label-followed-by="listtab" text:list-tab-stop-position="28.58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6.51mm" fo:text-indent="-12.7mm" text:label-followed-by="listtab" text:list-tab-stop-position="36.51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4.45mm" fo:text-indent="-12.7mm" text:label-followed-by="listtab" text:list-tab-stop-position="44.45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8.74mm" fo:text-indent="-19.05mm" text:label-followed-by="listtab" text:list-tab-stop-position="58.74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19.05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80.96mm" fo:text-indent="-25.4mm" text:label-followed-by="listtab" text:list-tab-stop-position="80.96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8.9mm" fo:text-indent="-25.4mm" text:label-followed-by="listtab" text:list-tab-stop-position="88.9mm"/>
        </style:list-level-properties>
      </text:list-level-style-number>
    </text:list-style>
    <text:list-style style:name="WW8Num15">
      <text:list-level-style-number style:num-format="" style:num-prefix="4." text:display-levels="1" text:level="1" text:start-value="3">
        <style:list-level-properties text:list-level-position-and-space-mode="label-alignment">
          <style:list-level-label-alignment fo:margin-left="19.05mm" fo:text-indent="-12.7mm" text:label-followed-by="listtab" text:list-tab-stop-position="19.0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7">
      <text:list-level-style-bullet text:bullet-char="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6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6">
      <text:list-level-style-number style:num-format="1" text:display-levels="1" text:level="1" text:start-value="4">
        <style:list-level-properties text:list-level-position-and-space-mode="label-alignment">
          <style:list-level-label-alignment fo:margin-left="14.82mm" fo:text-indent="-14.82mm" text:label-followed-by="listtab" text:list-tab-stop-position="14.82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22.75mm" fo:text-indent="-14.82mm" text:label-followed-by="listtab" text:list-tab-stop-position="22.75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30.69mm" fo:text-indent="-14.82mm" text:label-followed-by="listtab" text:list-tab-stop-position="30.69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38.63mm" fo:text-indent="-14.82mm" text:label-followed-by="listtab" text:list-tab-stop-position="38.63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46.57mm" fo:text-indent="-14.82mm" text:label-followed-by="listtab" text:list-tab-stop-position="46.57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58.74mm" fo:text-indent="-19.05mm" text:label-followed-by="listtab" text:list-tab-stop-position="58.74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66.68mm" fo:text-indent="-19.05mm" text:label-followed-by="listtab" text:list-tab-stop-position="66.68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80.96mm" fo:text-indent="-25.4mm" text:label-followed-by="listtab" text:list-tab-stop-position="80.96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88.9mm" fo:text-indent="-25.4mm" text:label-followed-by="listtab" text:list-tab-stop-position="88.9mm"/>
        </style:list-level-properties>
      </text:list-level-style-number>
    </text:list-style>
    <text:list-style style:name="WW8Num13">
      <text:list-level-style-number style:num-format="" style:num-prefix="6." text:display-levels="1" text:level="1" text:start-value="3">
        <style:list-level-properties text:list-level-position-and-space-mode="label-alignment">
          <style:list-level-label-alignment fo:margin-left="19.05mm" fo:text-indent="-12.7mm" text:label-followed-by="listtab" text:list-tab-stop-position="19.0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9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58mm" fo:text-indent="-6.35mm" text:label-followed-by="listtab" text:list-tab-stop-position="10.58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4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8">
      <text:list-level-style-number style:num-format="A" style:num-suffix="." text:display-levels="1" text:level="1">
        <style:list-level-properties text:list-level-position-and-space-mode="label-alignment">
          <style:list-level-label-alignment fo:margin-left="11.11mm" fo:text-indent="-6.35mm" text:label-followed-by="listtab" text:list-tab-stop-position="11.11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9">
      <text:list-level-style-number style:num-format="1" style:num-suffix=")" text:display-levels="1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7">
      <text:list-level-style-number style:num-format="" style:num-prefix="5." text:display-levels="1" text:level="1" text:start-value="3">
        <style:list-level-properties text:list-level-position-and-space-mode="label-alignment">
          <style:list-level-label-alignment fo:margin-left="19.05mm" fo:text-indent="-12.7mm" text:label-followed-by="listtab" text:list-tab-stop-position="19.05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8">
      <text:list-level-style-bullet text:bullet-char="" text:level="1">
        <style:list-level-properties text:list-level-position-and-space-mode="label-alignment">
          <style:list-level-label-alignment fo:margin-left="6.35mm" fo:text-indent="-6.35mm" text:label-followed-by="listtab" text:list-tab-stop-position="6.35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ac1dfcf"><text:span text:style-name="aae0ef1">sf sdf, sf.</text:span><draw:frame draw:style-name="a35626c" draw:z-index="3" svg:height="25.65mm" svg:width="53.59mm" svg:x="119.26mm" svg:y="-0.12mm" text:anchor-type="paragraph"><draw:text-box><text:list text:continue-numbering="true" text:style-name="WW8Num18" xml:id="list6266478215354380029"><text:list-item><text:p text:style-name="a6d2471"><text:span text:style-name="ab664ed">sdf personal information</text:span></text:p></text:list-item></text:list><text:list text:continue-numbering="true" text:style-name="WW8Num18" xml:id="list6266478215354380029"><text:list-item><text:p text:style-name="a0c28fb">sdfsdf</text:p></text:list-item></text:list><text:list text:continue-numbering="true" text:style-name="WW8Num18" xml:id="list6266478215354380029"><text:list-item><text:p text:style-name="aac1d09">sdf</text:p></text:list-item></text:list><text:p text:style-name="Standard"><text:span text:style-name="a41f770"><text:tab/>sdf</text:span></text:p><text:list text:continue-numbering="true" text:style-name="WW8Num7" xml:id="list2348644169114931870"><text:list-item><text:p text:style-name="a07a066">sdf</text:p></text:list-item></text:list><text:list text:continue-numbering="true" text:style-name="WW8Num7" xml:id="list2348644169114931870"><text:list-item><text:p text:style-name="a27eb47"><text:span text:style-name="a370b63">sfsdf________________</text:span></text:p></text:list-item></text:list></draw:text-box></draw:frame></text:p>
      <text:p text:style-name="Standard"><text:span text:style-name="aca65d1">sdf sf sf</text:span></text:p>
      <text:p text:style-name="Standard"/>
      <text:p text:style-name="Standard"/>
      <text:p text:style-name="a2fa7d8"><draw:frame draw:style-name="a487d8d" draw:z-index="5" svg:height="0.01mm" svg:width="172.73mm" svg:y="21.27mm" text:anchor-type="paragraph"><draw:text-box><text:p/></draw:text-box></draw:frame><draw:frame draw:style-name="a065365" draw:z-index="4" svg:height="33.27mm" svg:width="172.97mm" svg:x="-0.12mm" svg:y="8.45mm" text:anchor-type="paragraph"><draw:text-box><text:p text:style-name="Standard"><text:span text:style-name="a8feda8">Last sdf<text:tab/><text:tab/><text:tab/>sf<text:tab/><text:tab/>sdf<text:tab/><text:tab/>sf</text:span></text:p><text:p text:style-name="Standard"/><text:p text:style-name="Standard"><text:tab/></text:p><text:p text:style-name="Standard"><text:span text:style-name="a912d02">sfsf<text:tab/><text:tab/><text:tab/>sdf<text:tab/><text:tab/><text:tab/>sdfsf<text:tab/><text:tab/><text:tab/>sdf<text:tab/><text:tab/>sdf</text:span></text:p><text:p text:style-name="a20c01c"/><text:p text:style-name="a649dff"/><text:p text:style-name="Standard"><text:span text:style-name="a2f833a">sdf<text:s/><text:s text:c="7"/>/<text:s/><text:s text:c="4"/>/<text:s/><text:s text:c="9"/>sdf:<text:s/><text:s text:c="3"/></text:span><text:span text:style-name="ad7f5d0"></text:span><text:span text:style-name="afa8b47">sdf<text:s/><text:s/></text:span><text:span text:style-name="a28fa2c"></text:span><text:span text:style-name="ac8ac00">sdf<text:s/><text:s text:c="4"/><text:tab/>sdf Status:<text:s/><text:s/></text:span><text:span text:style-name="a0883da"></text:span><text:span text:style-name="a753cec">sdf<text:s/><text:s text:c="2"/></text:span><text:span text:style-name="abf364d"></text:span><text:span text:style-name="ae2f6c3">sdf<text:s/><text:s text:c="2"/></text:span><text:span text:style-name="ab3ad64"></text:span><text:span text:style-name="afd6751">Date sf Hire:<text:s/><text:s text:c="6"/>/<text:s/><text:s text:c="3"/>/<text:s/><text:s text:c="5"/></text:span></text:p></draw:text-box></draw:frame>Personal Information</text:p>
      <text:p text:style-name="a055dc8"><draw:frame draw:style-name="aaa9c8a" draw:z-index="7" svg:height="0.01mm" svg:width="172.73mm" svg:y="0.32mm" text:anchor-type="paragraph"><draw:text-box><text:p/></draw:text-box></draw:frame><draw:frame draw:style-name="a0e19e3" draw:z-index="6" svg:height="0.01mm" svg:width="172.73mm" svg:y="-12.38mm" text:anchor-type="paragraph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family="paragraph" style:name="Index" style:parent-style-name="Standard">
      <style:text-properties style:font-name-complex="FreeSans1" style:font-size-asian="12.0pt"/>
    </style:style>
    <style:style style:display-name="Textkörper-Einzug 3" style:family="paragraph" style:name="Textkörper-Einzug_20_3" style:parent-style-name="Standard">
      <style:paragraph-properties fo:margin-left="14.29mm" fo:margin-right="0.0mm" fo:text-indent="0.0mm"/>
      <style:text-properties fo:font-size="9.0pt" style:font-name="Arial" style:font-name-complex="Arial" style:font-size-asian="9.0pt"/>
    </style:style>
    <style:style style:default-outline-level="9" style:display-name="Heading 9" style:family="paragraph" style:name="Heading_20_9" style:next-style-name="Standard" style:parent-style-name="Standard">
      <style:paragraph-properties fo:line-height="150%"/>
      <style:text-properties fo:font-size="10.0pt" fo:font-weight="bold" style:font-size-asian="10.0pt" style:font-weight-asian="bold" style:font-weight-complex="bold" style:text-underline-style="solid"/>
    </style:style>
    <style:style style:display-name="Textkörper-Einzug 2" style:family="paragraph" style:name="Textkörper-Einzug_20_2" style:parent-style-name="Standard">
      <style:paragraph-properties fo:margin-left="7.94mm" fo:margin-right="0.0mm" fo:text-align="justify" fo:text-indent="0.0mm">
        <style:tab-stops>
          <style:tab-stop style:position="0.247cm"/>
          <style:tab-stop style:position="0.794cm"/>
          <style:tab-stop style:position="2.469cm"/>
          <style:tab-stop style:position="2.716cm"/>
        </style:tab-stops>
      </style:paragraph-properties>
      <style:text-properties fo:font-size="9.0pt" style:font-name="Arial" style:font-name-complex="Arial" style:font-size-asian="9.0pt"/>
    </style:style>
    <style:style style:default-outline-level="6" style:display-name="Heading 6" style:family="paragraph" style:name="Heading_20_6" style:next-style-name="Standard" style:parent-style-name="Standard">
      <style:paragraph-properties fo:text-align="center">
        <style:tab-stops>
          <style:tab-stop style:position="0.699cm"/>
        </style:tab-stops>
      </style:paragraph-properties>
      <style:text-properties fo:font-size="10.0pt" fo:font-style="italic" style:font-size-asian="10.0pt" style:font-style-asian="italic" style:font-style-complex="italic"/>
    </style:style>
    <style:style style:default-outline-level="7" style:display-name="Heading 7" style:family="paragraph" style:name="Heading_20_7" style:next-style-name="Standard" style:parent-style-name="Standard">
      <style:paragraph-properties fo:line-height="150%" fo:text-align="center">
        <style:tab-stops>
          <style:tab-stop style:position="0.699cm"/>
        </style:tab-stops>
      </style:paragraph-properties>
      <style:text-properties fo:font-size="10.0pt" fo:font-weight="bold" style:font-size-asian="10.0pt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efault-outline-level="4" style:display-name="Heading 4" style:family="paragraph" style:name="Heading_20_4" style:next-style-name="Standard" style:parent-style-name="Standard">
      <style:paragraph-properties fo:margin-left="8.73mm" fo:margin-right="0.0mm" fo:text-align="center" fo:text-indent="0.0mm">
        <style:tab-stops>
          <style:tab-stop style:position="2.223cm"/>
        </style:tab-stops>
      </style:paragraph-properties>
      <style:text-properties fo:font-size="10.0pt" fo:font-style="italic" style:font-size-asian="10.0pt" style:font-style-asian="italic" style:font-style-complex="italic"/>
    </style:style>
    <style:style style:default-outline-level="5" style:display-name="Heading 5" style:family="paragraph" style:name="Heading_20_5" style:next-style-name="Standard" style:parent-style-name="Standard">
      <style:paragraph-properties fo:margin-left="8.73mm" fo:margin-right="0.0mm" fo:text-align="center" fo:text-indent="0.0mm">
        <style:tab-stops>
          <style:tab-stop style:position="2.223cm"/>
        </style:tab-stops>
      </style:paragraph-properties>
      <style:text-properties fo:font-size="10.0pt" fo:font-weight="bold" style:font-size-asian="10.0pt" style:font-weight-asian="bold" style:font-weight-complex="bold"/>
    </style:style>
    <style:style style:default-outline-level="2" style:display-name="Heading 2" style:family="paragraph" style:name="Heading_20_2" style:next-style-name="Standard" style:parent-style-name="Standard">
      <style:paragraph-properties fo:text-align="center">
        <style:tab-stops>
          <style:tab-stop style:position="0.699cm"/>
        </style:tab-stops>
      </style:paragraph-properties>
      <style:text-properties fo:font-size="11.0pt" fo:font-weight="bold" style:font-name="Arial" style:font-name-complex="Arial" style:font-size-asian="11.0pt" style:font-weight-asian="bold" style:font-weight-complex="bold" style:text-underline-style="solid"/>
    </style:style>
    <style:style style:default-outline-level="3" style:display-name="Heading 3" style:family="paragraph" style:name="Heading_20_3" style:next-style-name="Standard" style:parent-style-name="Standard">
      <style:paragraph-properties>
        <style:tab-stops>
          <style:tab-stop style:position="0.699cm"/>
        </style:tab-stops>
      </style:paragraph-properties>
      <style:text-properties fo:font-size="11.0pt" fo:font-style="italic" style:font-name="Arial" style:font-name-complex="Arial" style:font-size-asian="11.0pt" style:font-style-asian="italic" style:font-style-complex="italic"/>
    </style:style>
    <style:style style:default-outline-level="1" style:display-name="Heading 1" style:family="paragraph" style:name="Heading_20_1" style:next-style-name="Standard" style:parent-style-name="Standard">
      <style:paragraph-properties>
        <style:tab-stops>
          <style:tab-stop style:position="1.111cm"/>
          <style:tab-stop style:position="1.746cm"/>
          <style:tab-stop style:position="4.445cm"/>
        </style:tab-stops>
      </style:paragraph-properties>
      <style:text-properties fo:font-size="10.0pt" fo:font-weight="bold" style:font-name="Arial" style:font-name-complex="Arial" style:font-size-asian="10.0pt" style:font-weight-asian="bold" style:font-weight-complex="bold"/>
    </style:style>
    <style:style style:family="paragraph" style:name="p57" style:parent-style-name="Standard">
      <style:paragraph-properties fo:margin-left="35.56mm" fo:margin-right="0.0mm" fo:text-indent="12.7mm" style:line-height-at-least="4.94mm">
        <style:tab-stops>
          <style:tab-stop style:position="6.174cm"/>
          <style:tab-stop style:position="7.303cm"/>
        </style:tab-stops>
      </style:paragraph-properties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.0pt" style:font-name="Arial" style:font-name-complex="Arial" style:font-size-asian="10.0pt"/>
    </style:style>
    <style:style style:family="paragraph" style:name="p16" style:parent-style-name="Standard">
      <style:paragraph-properties fo:margin-left="25.4mm" fo:margin-right="0.0mm" fo:text-indent="7.62mm" style:line-height-at-least="6.35mm">
        <style:tab-stops>
          <style:tab-stop style:position="0.741cm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Frame contents" style:family="paragraph" style:name="Frame_20_contents" style:parent-style-name="Text_20_body"/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.0pt" style:font-name="Arial" style:font-name-complex="Arial" style:font-size-asian="10.0pt"/>
    </style:style>
    <style:style style:family="paragraph" style:name="t15" style:parent-style-name="Standard">
      <style:paragraph-properties style:line-height-at-least="4.23mm"/>
    </style:style>
    <style:style style:display-name="Text body indent" style:family="paragraph" style:name="Text_20_body_20_indent" style:parent-style-name="Standard">
      <style:paragraph-properties fo:margin-left="14.82mm" fo:margin-right="0.0mm" fo:text-indent="0.0mm">
        <style:tab-stops>
          <style:tab-stop style:position="0.247cm"/>
          <style:tab-stop style:position="1.482cm"/>
        </style:tab-stops>
      </style:paragraph-properties>
      <style:text-properties fo:font-size="9.0pt" style:font-name="Arial" style:font-name-complex="Arial" style:font-size-asian="9.0pt"/>
    </style:style>
    <style:style style:family="paragraph" style:name="List" style:parent-style-name="Text_20_body">
      <style:text-properties style:font-name-complex="FreeSans1" style:font-size-asian="12.0pt"/>
    </style:style>
    <style:style style:family="text" style:name="WW8Num3zfalse" style:parent-style-name="default_character_style"/>
    <style:style style:family="text" style:name="WW8Num19zfalse" style:parent-style-name="default_character_style"/>
    <style:style style:family="text" style:name="WW8Num6ztrue" style:parent-style-name="default_character_style"/>
    <style:style style:family="text" style:name="WW8Num9zfalse" style:parent-style-name="default_character_style"/>
    <style:style style:family="text" style:name="WW8Num14zfalse" style:parent-style-name="default_character_style"/>
    <style:style style:family="text" style:name="WW8Num12zfalse" style:parent-style-name="default_character_style"/>
    <style:style style:family="text" style:name="Absatz-Standardschriftart" style:parent-style-name="default_character_style"/>
    <style:style style:family="text" style:name="WW8Num5zfalse" style:parent-style-name="default_character_style"/>
    <style:style style:family="text" style:name="WW8Num6zfalse" style:parent-style-name="default_character_style"/>
    <style:style style:family="text" style:name="WW8Num5ztrue" style:parent-style-name="default_character_style"/>
    <style:style style:family="text" style:name="WW8Num15z0" style:parent-style-name="default_character_style">
      <style:text-properties fo:font-size="10.0pt" fo:font-style="normal" fo:font-weight="bold" style:font-name="Arial" style:font-name-complex="Arial" style:font-size-asian="10.0pt" style:font-style-asian="normal" style:font-style-complex="normal" style:font-weight-asian="bold" style:font-weight-complex="bold"/>
    </style:style>
    <style:style style:family="text" style:name="WW8Num16zfalse" style:parent-style-name="default_character_style"/>
    <style:style style:family="text" style:name="WW8Num18z0" style:parent-style-name="default_character_style">
      <style:text-properties fo:font-size="8.0pt" style:font-name="Wingdings" style:font-name-complex="Wingdings" style:font-size-asian="8.0pt"/>
    </style:style>
    <style:style style:family="text" style:name="WW8Num17z0" style:parent-style-name="default_character_style">
      <style:text-properties fo:font-size="10.0pt" fo:font-style="normal" fo:font-weight="bold" style:font-name="Arial" style:font-name-complex="Arial" style:font-size-asian="10.0pt" style:font-style-asian="normal" style:font-style-complex="normal" style:font-weight-asian="bold" style:font-weight-complex="bold"/>
    </style:style>
    <style:style style:display-name="Page Number" style:family="text" style:name="Page_20_Number" style:parent-style-name="Absatz-Standardschriftart"/>
    <style:style style:family="text" style:name="WW8Num2z0" style:parent-style-name="default_character_style">
      <style:text-properties fo:color="#000000" style:font-name="Symbol" style:font-name-complex="Symbol"/>
    </style:style>
    <style:style style:family="text" style:name="WW8Num11z0" style:parent-style-name="default_character_style">
      <style:text-properties fo:font-weight="bold" style:font-weight-asian="bold" style:font-weight-complex="bold"/>
    </style:style>
    <style:style style:family="text" style:name="WW8Num1z0" style:parent-style-name="default_character_style">
      <style:text-properties fo:color="#000000" style:font-name="Symbol" style:font-name-complex="Symbol"/>
    </style:style>
    <style:style style:family="text" style:name="WW8Num13z0" style:parent-style-name="default_character_style">
      <style:text-properties fo:font-size="10.0pt" fo:font-style="normal" fo:font-weight="bold" style:font-name="Arial" style:font-name-complex="Arial" style:font-size-asian="10.0pt" style:font-style-asian="normal" style:font-style-complex="normal" style:font-weight-asian="bold" style:font-weight-complex="bold"/>
    </style:style>
    <style:style style:family="text" style:name="WW8Num7z0" style:parent-style-name="default_character_style">
      <style:text-properties fo:font-size="8.0pt" style:font-name="Wingdings" style:font-name-complex="Wingdings" style:font-size-asian="8.0pt"/>
    </style:style>
    <style:style style:family="text" style:name="WW8Num4z0" style:parent-style-name="default_character_style">
      <style:text-properties fo:font-weight="bold" style:font-weight-asian="bold" style:font-weight-complex="bold"/>
    </style:style>
    <style:style style:family="text" style:name="WW8Num10z0" style:parent-style-name="default_character_style">
      <style:text-properties fo:color="#000000" style:font-name="Symbol" style:font-name-complex="Symbol"/>
    </style:style>
    <style:style style:family="text" style:name="WW8Num8zfalse" style:parent-style-name="default_character_style"/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7b2448" style:parent-style-name="Footer">
      <style:paragraph-properties fo:text-align="center"/>
    </style:style>
    <style:style style:family="paragraph" style:name="a575232" style:parent-style-name="Footer">
      <style:paragraph-properties fo:text-align="center"/>
    </style:style>
    <style:style style:family="paragraph" style:name="a9e9999" style:parent-style-name="Footer">
      <style:paragraph-properties fo:text-align="center"/>
    </style:style>
    <style:style style:family="text" style:name="adebc94" style:parent-style-name="Page_20_Number">
      <style:text-properties fo:font-size="7.0pt" style:font-size-asian="7.0pt"/>
    </style:style>
    <style:style style:family="text" style:name="a90a2f6" style:parent-style-name="Page_20_Number">
      <style:text-properties fo:font-size="7.0pt" style:font-name="Symbol" style:font-size-asian="7.0pt"/>
    </style:style>
    <style:style style:family="text" style:name="af370c9" style:parent-style-name="Page_20_Number">
      <style:text-properties fo:font-size="7.0pt" style:font-size-asian="7.0pt"/>
    </style:style>
    <style:style style:family="graphic" style:name="ad41734" style:parent-style-name="Frame">
      <style:graphic-properties fo:background-color="#ffffff" style:horizontal-pos="center" style:horizontal-rel="page-start-margin" style:vertical-pos="from-top" style:vertical-rel="paragraph" svg:y="-3.6mm"/>
    </style:style>
    <style:style style:family="graphic" style:name="a184130" style:parent-style-name="Frame">
      <style:graphic-properties fo:background-color="#ffffff" style:horizontal-pos="center" style:horizontal-rel="page-start-margin" style:vertical-pos="from-top" style:vertical-rel="paragraph" svg:y="0.02mm"/>
    </style:style>
    <style:style style:family="graphic" style:name="a9c4d3a" style:parent-style-name="Frame">
      <style:graphic-properties fo:background-color="#ffffff" style:horizontal-pos="right" style:horizontal-rel="page-start-margin" style:vertical-pos="from-top" style:vertical-rel="paragraph" svg:y="0.02mm"/>
    </style:style>
    <style:style style:family="paragraph" style:name="ac434ac" style:parent-style-name="Header">
      <style:paragraph-properties fo:margin-left="0.0mm" fo:margin-right="6.35mm" fo:text-indent="0.0mm"/>
    </style:style>
  </office:automatic-styles>
  <office:master-styles>
    <style:master-page style:name="Standard">
      <style:header>
        <text:p text:style-name="ac434ac"><draw:frame draw:style-name="a9c4d3a" draw:z-index="2" svg:y="0.02mm" text:anchor-type="as-char"><draw:text-box><text:p text:style-name="Header"/></draw:text-box></draw:frame></text:p>
      </style:header>
      <style:footer>
        <text:p text:style-name="Footer"><draw:frame draw:style-name="a184130" svg:y="0.02mm" text:anchor-type="as-char"><draw:text-box><text:p text:style-name="Footer"><text:page-number>1</text:page-number></text:p></draw:text-box></draw:frame><draw:frame draw:style-name="ad41734" draw:z-index="1" svg:height="16.1mm" svg:y="-3.6mm" text:anchor-type="as-char"><draw:text-box><text:p text:style-name="Footer"/><text:p text:style-name="Footer"><text:span text:style-name="af370c9">Revised 01/01/2005 -<text:s/><text:s/></text:span><text:span text:style-name="a90a2f6"></text:span><text:span text:style-name="adebc94"><text:s/>Copyright 2004. All Rights Reserved<text:tab/></text:span></text:p><text:p text:style-name="a9e9999"/><text:p text:style-name="a575232"/><text:p text:style-name="a7b2448"><text:tab/></text:p></draw:text-box></draw:frame></text:p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32S</meta:editing-duration>
  </office:meta>
</office:document-meta>
</file>